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9.848cm" fo:min-width="19.6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52cm" fo:min-width="1.50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2cm" svg:height="10.198cm" svg:x="1.4cm" svg:y="2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9cm" svg:height="2.9cm" svg:x="1.8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5.1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8.4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1.7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4.9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8.3cm" svg:y="3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.8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5.1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8.4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1.7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4.9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8.3cm" svg:y="6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.8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5.082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8.371cm" svg:y="9.8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1.7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4.9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2.9cm" svg:height="2.9cm" svg:x="18.3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3" draw:layer="layout" svg:width="3.2cm" svg:height="2.384cm" svg:x="1.8cm" svg:y="1.4cm">
            <draw:text-box>
              <text:p text:style-name="P2">Highest - Dose 1</text:p>
            </draw:text-box>
          </draw:frame>
          <draw:frame draw:style-name="gr4" draw:text-style-name="P4" draw:layer="layout" svg:width="2.8cm" svg:height="0.962cm" svg:x="5.1cm" svg:y="2.1cm">
            <draw:text-box>
              <text:p>Dose 2</text:p>
            </draw:text-box>
          </draw:frame>
          <draw:frame draw:style-name="gr4" draw:text-style-name="P4" draw:layer="layout" svg:width="2.8cm" svg:height="0.962cm" svg:x="8.5cm" svg:y="2.1cm">
            <draw:text-box>
              <text:p>Dose 3</text:p>
            </draw:text-box>
          </draw:frame>
          <draw:frame draw:style-name="gr4" draw:text-style-name="P4" draw:layer="layout" svg:width="2.8cm" svg:height="0.962cm" svg:x="11.8cm" svg:y="2.138cm">
            <draw:text-box>
              <text:p>Dose 4</text:p>
            </draw:text-box>
          </draw:frame>
          <draw:frame draw:style-name="gr5" draw:text-style-name="P3" draw:layer="layout" svg:width="3.2cm" svg:height="1.673cm" svg:x="14.8cm" svg:y="1.416cm">
            <draw:text-box>
              <text:p text:style-name="P2">Lowest - Dose 5</text:p>
            </draw:text-box>
          </draw:frame>
          <draw:frame draw:style-name="gr5" draw:text-style-name="P3" draw:layer="layout" svg:width="2.8cm" svg:height="1.673cm" svg:x="18.4cm" svg:y="1.4cm">
            <draw:text-box>
              <text:p text:style-name="P2">Carrier Control</text:p>
            </draw:text-box>
          </draw:frame>
          <draw:frame draw:style-name="gr6" draw:text-style-name="P5" draw:layer="layout" svg:width="0.8cm" svg:height="0.773cm" svg:x="2.9cm" svg:y="4.3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2.9cm" svg:y="7.727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2.9cm" svg:y="10.9cm">
            <draw:text-box>
              <text:p><text:span text:style-name="T1">C</text:span></text:p>
            </draw:text-box>
          </draw:frame>
          <draw:frame draw:style-name="gr6" draw:text-style-name="P5" draw:layer="layout" svg:width="0.8cm" svg:height="0.773cm" svg:x="6.2cm" svg:y="4.2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6.2cm" svg:y="7.627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6.2cm" svg:y="10.8cm">
            <draw:text-box>
              <text:p><text:span text:style-name="T1">C</text:span></text:p>
            </draw:text-box>
          </draw:frame>
          <draw:frame draw:style-name="gr6" draw:text-style-name="P5" draw:layer="layout" svg:width="0.8cm" svg:height="0.773cm" svg:x="9.489cm" svg:y="4.237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9.489cm" svg:y="7.664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9.5cm" svg:y="10.827cm">
            <draw:text-box>
              <text:p><text:span text:style-name="T1">C</text:span></text:p>
            </draw:text-box>
          </draw:frame>
          <draw:frame draw:style-name="gr6" draw:text-style-name="P5" draw:layer="layout" svg:width="0.8cm" svg:height="0.773cm" svg:x="12.8cm" svg:y="4.227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12.8cm" svg:y="7.654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12.8cm" svg:y="10.827cm">
            <draw:text-box>
              <text:p><text:span text:style-name="T1">C</text:span></text:p>
            </draw:text-box>
          </draw:frame>
          <draw:frame draw:style-name="gr6" draw:text-style-name="P5" draw:layer="layout" svg:width="0.8cm" svg:height="0.773cm" svg:x="16cm" svg:y="4.3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16cm" svg:y="7.727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16cm" svg:y="10.9cm">
            <draw:text-box>
              <text:p><text:span text:style-name="T1">C</text:span></text:p>
            </draw:text-box>
          </draw:frame>
          <draw:frame draw:style-name="gr6" draw:text-style-name="P5" draw:layer="layout" svg:width="0.8cm" svg:height="0.773cm" svg:x="19.4cm" svg:y="4.227cm">
            <draw:text-box>
              <text:p><text:span text:style-name="T1">A</text:span></text:p>
            </draw:text-box>
          </draw:frame>
          <draw:frame draw:style-name="gr6" draw:text-style-name="P5" draw:layer="layout" svg:width="0.8cm" svg:height="0.773cm" svg:x="19.4cm" svg:y="7.654cm">
            <draw:text-box>
              <text:p><text:span text:style-name="T1">B</text:span></text:p>
            </draw:text-box>
          </draw:frame>
          <draw:frame draw:style-name="gr6" draw:text-style-name="P5" draw:layer="layout" svg:width="0.8cm" svg:height="0.773cm" svg:x="19.4cm" svg:y="10.827cm">
            <draw:text-box>
              <text:p><text:span text:style-name="T1">C</text:span></text:p>
            </draw:text-box>
          </draw:frame>
          <draw:line draw:style-name="gr7" draw:text-style-name="P6" draw:layer="layout" svg:x1="4.9cm" svg:y1="2.9cm" svg:x2="4.8cm" svg:y2="13.1cm">
            <text:p/>
          </draw:line>
          <draw:line draw:style-name="gr7" draw:text-style-name="P6" draw:layer="layout" svg:x1="8.2cm" svg:y1="2.9cm" svg:x2="8.1cm" svg:y2="13.1cm">
            <text:p/>
          </draw:line>
          <draw:line draw:style-name="gr7" draw:text-style-name="P6" draw:layer="layout" svg:x1="11.5cm" svg:y1="2.9cm" svg:x2="11.4cm" svg:y2="13.1cm">
            <text:p/>
          </draw:line>
          <draw:line draw:style-name="gr7" draw:text-style-name="P6" draw:layer="layout" svg:x1="14.8cm" svg:y1="2.9cm" svg:x2="14.7cm" svg:y2="13.1cm">
            <text:p/>
          </draw:line>
          <draw:line draw:style-name="gr7" draw:text-style-name="P6" draw:layer="layout" svg:x1="18cm" svg:y1="2.9cm" svg:x2="17.9cm" svg:y2="13.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4:52:01.031261027</meta:creation-date>
    <dc:date>2022-04-21T13:48:03.648212994</dc:date>
    <meta:editing-duration>PT12M24S</meta:editing-duration>
    <meta:editing-cycles>3</meta:editing-cycles>
    <meta:generator>LibreOffice/7.1.7.2$Linux_X86_64 LibreOffice_project/10$Build-2</meta:generator>
    <meta:document-statistic meta:object-count="49"/>
  </office:meta>
</office:document-meta>
</file>